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in" fo:border="0.75pt solid #000000"/>
    </style:style>
    <style:style style:name="Table2" style:family="table">
      <style:table-properties style:width="6.5in" fo:margin-left="0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padding="0in" fo:border="0.75pt solid #000000"/>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in" fo:border="0.75pt solid #000000"/>
    </style:style>
    <style:style style:name="P1" style:family="paragraph" style:parent-style-name="Standard">
      <style:paragraph-properties fo:line-height="114%" fo:padding="0in" fo:border="none"/>
    </style:style>
    <style:style style:name="P2" style:family="paragraph" style:parent-style-name="Standard">
      <style:paragraph-properties fo:line-height="114%" fo:padding="0in" fo:border="none"/>
      <style:text-properties style:text-position="super 58%" style:font-name="Google Sans" fo:font-size="12pt" style:font-name-asian="Google Sans1" style:font-size-asian="12pt" style:font-name-complex="Google Sans1" style:font-size-complex="12pt"/>
    </style:style>
    <style:style style:name="P3" style:family="paragraph" style:parent-style-name="Standard">
      <style:paragraph-properties fo:line-height="114%" fo:padding="0in" fo:border="none"/>
      <style:text-properties style:font-name="Google Sans" style:font-name-asian="Google Sans1" style:font-name-complex="Google Sans1"/>
    </style:style>
    <style:style style:name="P4" style:family="paragraph" style:parent-style-name="Standard" style:list-style-name="WWNum1">
      <style:paragraph-properties fo:margin-left="0.4165in" fo:margin-right="0in" fo:line-height="114%" fo:text-indent="-0.25in" style:auto-text-indent="false" fo:padding="0in" fo:border="none"/>
    </style:style>
    <style:style style:name="P5" style:family="paragraph" style:parent-style-name="Standard" style:list-style-name="WWNum2">
      <style:paragraph-properties fo:margin-left="0.4165in" fo:margin-right="0in" fo:line-height="114%" fo:text-indent="-0.25in" style:auto-text-indent="false" fo:padding="0in" fo:border="none"/>
    </style:style>
    <style:style style:name="P6" style:family="paragraph" style:parent-style-name="Standard" style:list-style-name="WWNum3">
      <style:paragraph-properties fo:margin-left="0.4165in" fo:margin-right="0in" fo:line-height="114%" fo:text-indent="-0.25in" style:auto-text-indent="false" fo:padding="0in" fo:border="none"/>
    </style:style>
    <style:style style:name="P7" style:family="paragraph" style:parent-style-name="Standard" style:list-style-name="WWNum4">
      <style:paragraph-properties fo:margin-left="0.4165in" fo:margin-right="0in" fo:line-height="114%" fo:text-indent="-0.25in" style:auto-text-indent="false" fo:padding="0in" fo:border="none"/>
    </style:style>
    <style:style style:name="P8" style:family="paragraph" style:parent-style-name="Standard" style:list-style-name="WWNum5">
      <style:paragraph-properties fo:margin-left="0.4165in" fo:margin-right="0in" fo:line-height="114%" fo:text-indent="-0.25in" style:auto-text-indent="false" fo:padding="0in" fo:border="none"/>
    </style:style>
    <style:style style:name="P9" style:family="paragraph" style:parent-style-name="Standard" style:list-style-name="WWNum6">
      <style:paragraph-properties fo:margin-left="0.4165in" fo:margin-right="0in" fo:text-indent="-0.25in" style:auto-text-indent="false" fo:padding="0in" fo:border="none"/>
    </style:style>
    <style:style style:name="P10" style:family="paragraph" style:parent-style-name="Standard">
      <style:paragraph-properties fo:margin-top="0in" fo:margin-bottom="0.1772in" loext:contextual-spacing="false" fo:line-height="114%" fo:padding="0in" fo:border="none"/>
    </style:style>
    <style:style style:name="P11" style:family="paragraph" style:parent-style-name="Heading_20_1" style:master-page-name="Standard">
      <style:paragraph-properties fo:margin-top="0in" fo:margin-bottom="0.1665in" loext:contextual-spacing="false" fo:line-height="114%" style:page-number="1" fo:padding="0in" fo:border="none"/>
    </style:style>
    <style:style style:name="P12" style:family="paragraph" style:parent-style-name="Heading_20_2">
      <style:paragraph-properties fo:margin-top="0in" fo:margin-bottom="0.1563in" loext:contextual-spacing="false" fo:line-height="114%" fo:padding="0in" fo:border="none"/>
    </style:style>
    <style:style style:name="P13" style:family="paragraph" style:parent-style-name="Heading_20_3">
      <style:paragraph-properties fo:margin-top="0in" fo:margin-bottom="0.1665in" loext:contextual-spacing="false" fo:line-height="114%" fo:padding="0in" fo:border="none"/>
    </style:style>
    <style:style style:name="P14" style:family="paragraph" style:parent-style-name="Heading_20_4">
      <style:paragraph-properties fo:margin-top="0in" fo:margin-bottom="0.1772in" loext:contextual-spacing="false" fo:line-height="100%" fo:padding="0in" fo:border="none"/>
    </style:style>
    <style:style style:name="T1" style:family="text">
      <style:text-properties style:font-name="Google Sans" style:font-name-asian="Google Sans1" style:font-name-complex="Google Sans1"/>
    </style:style>
    <style:style style:name="T2" style:family="text">
      <style:text-properties style:font-name="Google Sans" fo:font-weight="bold" style:font-name-asian="Google Sans1" style:font-weight-asian="bold" style:font-name-complex="Google Sans1" style:font-weight-complex="bold"/>
    </style:style>
    <style:style style:name="T3" style:family="text">
      <style:text-properties style:font-name="Google Sans" fo:font-size="12pt" style:font-name-asian="Google Sans1" style:font-size-asian="12pt" style:font-name-complex="Google Sans1" style:font-size-complex="12pt"/>
    </style:style>
    <style:style style:name="T4" style:family="text">
      <style:text-properties style:text-position="super 58%" style:font-name="Google Sans" fo:font-size="12pt" style:font-name-asian="Google Sans1" style:font-size-asian="12pt" style:font-name-complex="Google Sans1" style:font-size-complex="12pt"/>
    </style:style>
    <style:style style:name="T5"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Comprehensive Architecture, UI/UX Remediation, and Strategic Development Plan for the RajaRajeswari Dental College and Hospital Web Platform</text:span></text:p>
      <text:p text:style-name="P12"><text:span text:style-name="T1">Executive Summary and Architectural Vision</text:span></text:p>
      <text:p text:style-name="P1"><text:span text:style-name="T1">The digital transformation of the RajaRajeswari Dental College and Hospital (RRDCH) represents a critical juncture in the institution's operational evolution. The mandate outlined in the institutional documentation requires the deployment of a highly interactive, clinically precise, and pedagogically robust web platform.</text:span><text:span text:style-name="T4">1</text:span><text:span text:style-name="T1"> Founded in 1992, RRDCH has systematically expanded its clinical and academic footprint, emerging as a premier medical institution in Karnataka.</text:span><text:span text:style-name="T4">2</text:span><text:span text:style-name="T1"> The facility currently supports a 1000-bedded hospital infrastructure equipped with 250 modern electronic dental units, processing an immense clinical throughput of 450 to 500 patients on a daily basis.</text:span><text:span text:style-name="T4">2</text:span><text:span text:style-name="T1"> This extraordinary scale of operations—encompassing undergraduate programs, nine specialized Master of Dental Surgery (MDS) tracks, and advanced Ph.D. programs—necessitates a web architecture that transcends a traditional informational brochure.</text:span><text:span text:style-name="T4">2</text:span><text:span text:style-name="T1"> The platform must function as a comprehensive enterprise resource planning (ERP) frontend, seamlessly integrating patient triage, academic scheduling, and institutional brand management.</text:span></text:p>
      <text:p text:style-name="P1"><text:span text:style-name="T1">This comprehensive report provides an exhaustive, phase-by-phase development plan tailored to fulfill every specification required for the RRDCH platform, from advanced patient scheduling and live postgraduate clinical updates to a dedicated hostel grievance management system.</text:span><text:span text:style-name="T4">1</text:span><text:span text:style-name="T1"> Furthermore, a critical component of this strategic plan involves the remediation and integration of pre-existing source code assets from the active workspace. By resolving outstanding bugs, clearing test suites, and refining custom UI/UX animations, the platform will achieve operational stability. Finally, an exhaustive data extraction and synthesis of institutional achievements from RRDCH, RajaRajeswari College of Engineering (RRCE), and REACH International have been conducted to formulate the content strategy for the platform's overarching prestige and outreach modules.</text:span><text:span text:style-name="T4">2</text:span></text:p>
      <text:p text:style-name="P12"><text:span text:style-name="T1">Strategic Integration of Workspace Source Code and Test Remediation</text:span></text:p>
      <text:p text:style-name="P1"><text:span text:style-name="T1">A foundational requirement for this deployment involves auditing and integrating the source code files currently residing in the active development workspace. The objective is to fix existing bugs, clear failing test suites, and seamlessly merge previously developed UI/UX animations into the newly structured architecture. The integration process requires a meticulous code review to ensure that legacy components adhere to modern React paradigms, specifically the Next.js 15 App Router architecture.</text:span></text:p>
      <text:p text:style-name="P1"><text:span text:style-name="T1">The initial phase of remediation focuses on identifying the root causes of failing test suites within the workspace. Typically, in modern web applications, tests fail due to asynchronous state mismatches, improper mocking of router contexts, or unhandled promise rejections in API utility functions. By utilizing testing frameworks such as Jest and React Testing Library, the engineering team must systematically isolate each failing test. For instance, if the pre-existing custom animation components—designed to enhance the visual feedback of the patient appointment forms—are causing hydration mismatches during server-side rendering, they must be refactored to execute exclusively on the client side using the 'use client' directive.</text:span><text:span text:style-name="T4">8</text:span><text:span text:style-name="T1"> The bug-fixing protocol demands a rigorous examination of the state management hooks. Any custom components retrieved from the workspace that manipulate global states, such as the Kannada/English toggle state or the hostel complaint submission payload, must be refactored to utilize a standardized, centralized state management library like Zustand to prevent race conditions and memory leaks.</text:span></text:p>
      <text:p text:style-name="P1"><text:span text:style-name="T1">Furthermore, the integration of custom UI/UX animations from the workspace is paramount for establishing a modern, dynamic user experience. These pre-authored animations, which likely include entrance transitions, hover states, and micro-interactions for buttons, must be standardized. By wrapping these existing assets within a uniform animation library such as Framer Motion, the development team can guarantee that the animations remain performant and do not cause layout shifts that would negatively impact the platform's Core Web Vitals. The ultimate goal of this codebase integration is to salvage the high-value custom UI work already completed while ensuring the underlying logic is bulletproof, fully tested, and ready for deployment to the primary GitHub repository for final evaluation.</text:span><text:span text:style-name="T4">1</text:span></text:p>
      <text:p text:style-name="P12"><text:span text:style-name="T1">Clinical UI/UX Strategy, Aesthetics, and Motion Design</text:span></text:p>
      <text:p text:style-name="P1"><text:span text:style-name="T1">The user interface and user experience design of a medical institution's digital platform must project an immediate sense of clinical authority, uncompromising hygiene, and empathetic patient care. Analysis of leading dental and healthcare interfaces reveals a paradigm shift away from dense, text-heavy layouts toward minimalist architectures characterized by soft micro-interactions, ample negative space, and highly accessible typography. The RRDCH platform must adopt this modern clinical aesthetic to foster trust among prospective patients and facilitate efficient navigation for academic staff and students.</text:span></text:p>
      <text:p text:style-name="P1"><text:span text:style-name="T1">The color palette is the foundational element of the visual identity. The design should rely on scientifically backed hues known to induce calmness and project cleanliness. The primary background elements must utilize soft clinical whites and extremely light, sterile blues, specifically targeting hex codes such as #F9FBFF and #E5F0FF.</text:span><text:span text:style-name="T4">9</text:span><text:span text:style-name="T1"> These background tones simulate the pristine environment of a modern dental operatory. To provide necessary contrast and guide user attention, secondary and tertiary elements—including navigation bars, primary call-to-action (CTA) buttons, and critical header text—must incorporate darker, trust-inducing navy blues, such as #1D4388 and #0D1F40.</text:span><text:span text:style-name="T4">9</text:span><text:span text:style-name="T1"> This deliberate contrast ensures that the platform remains highly accessible to users with visual impairments while maintaining a sophisticated institutional appearance.</text:span></text:p>
      <text:p text:style-name="P1"><text:span text:style-name="T1">Typography serves as the structural skeleton of the user interface. The typographic hierarchy must balance the historic prestige of RRDCH with the necessity for immediate readability. For commanding, elegant headers that project academic authority, the platform should utilize serif typefaces such as DM Serif Display or Playfair Display, configured with a font weight of regular, a size of 54 pixels, and a line height of 66 pixels for hero sections.</text:span><text:span text:style-name="T4">9</text:span><text:span text:style-name="T1"> This must be paired with highly readable, modern sans-serif fonts such as DM Sans or Open Sans (configured at sizes between 16 and 24 pixels with appropriate line heights) for all body text, instructional copy, and navigation menus.</text:span><text:span text:style-name="T4">9</text:span><text:span text:style-name="T1"> This typographic pairing guarantees that complex medical information and detailed academic syllabi remain legible across all devices, from high-resolution desktop monitors to mobile screens.</text:span></text:p>
      <text:p text:style-name="P1"><text:span text:style-name="T1">To prevent the platform from feeling static and outdated, the interface must incorporate sophisticated motion design. However, in a healthcare context, animations must be purposeful and subtle; excessive kinetic movement can induce cognitive overload or motion sickness in users seeking urgent medical information. The hero section of the landing page should feature a smooth-scrolling, fade-in animation that gently introduces the user to the facility. Data-driven elements, such as the display of "Over 15,000 happy smiles" or the number of successful implant procedures, should utilize counting animations (number tickers) that activate via intersection observers only when the user scrolls them into the viewport.</text:span><text:span text:style-name="T4">9</text:span><text:span text:style-name="T1"> Furthermore, critical interactive elements, such as the "Book Appointment Online" and "Patient Follow-Up" buttons mandated by the project requirements, must feature tactile micro-interactions.</text:span><text:span text:style-name="T4">1</text:span><text:span text:style-name="T1"> Implementing a gentle scaling effect (e.g., expanding to 105% of the original size) coupled with a smooth elevation in drop-shadow upon cursor hover provides the user with immediate, satisfying feedback without overwhelming the clinical aesthetic. Finally, page transitions between major modules—such as moving from the "Virtual Tour" to the "Hostel Complaint System"—should employ seamless cross-fade routing transitions, ensuring the platform behaves cohesively like a native application rather than a disjointed collection of web pages.</text:span><text:span text:style-name="T4">1</text:span></text:p>
      <text:p text:style-name="P12"><text:span text:style-name="T1">Comprehensive Data Extraction and Synthesis: Institutional Prestige</text:span></text:p>
      <text:p text:style-name="P1"><text:span text:style-name="T1">To fulfill the specific requirements for populating the platform's "Achievements," "Research," and "Reach" modules, an exhaustive extraction and synthesis of data from the specified target entities have been executed. This data is critical for establishing the institutional credibility of RRDCH and demonstrating the broader societal impact of its parent organization and philanthropic models.</text:span></text:p>
      <text:p text:style-name="P13"><text:span text:style-name="T1">RajaRajeswari Dental College and Hospital (RRDCH) Profile</text:span></text:p>
      <text:p text:style-name="P1"><text:span text:style-name="T1">The data extracted regarding RRDCH paints a picture of a highly mature, academically rigorous, and clinically prolific institution. Established in 1992 under the chairmanship of A.C. Shanmugam, the college operates from an urban campus in Bangalore (Postal Code 560060).</text:span><text:span text:style-name="T4">3</text:span><text:span text:style-name="T1"> The scale of its academic operations is substantial, supported by a faculty of over 100 academic staff members who train a student body exceeding 500 undergraduates and 50 postgraduates.</text:span><text:span text:style-name="T4">3</text:span><text:span text:style-name="T1"> The institution is affiliated with the Rajiv Gandhi University of Health Sciences (RGUHS) and maintains a rigorous spectrum of academic offerings, including the five-year Bachelor of Dental Surgery (BDS) program, numerous three-year Master of Dental Surgery (MDS) specializations, and dedicated Ph.D. tracks.</text:span><text:span text:style-name="T4">3</text:span></text:p>
      <text:p text:style-name="P1"><text:span text:style-name="T1">The clinical capabilities of RRDCH are exceptionally broad, divided across highly specialized departments. These include Oral Medicine &amp; Radiology, Prosthetics &amp; Crown &amp; Bridge, Oral &amp; Maxillofacial Surgery, Periodontology, Pedodontics &amp; Preventive Dentistry, Conservative Dentistry &amp; Endodontics, Orthodontics &amp; Dentofacial Orthopedics, Public Health Dentistry, and Oral &amp; Maxillofacial Pathology.</text:span><text:span text:style-name="T4">2</text:span><text:span text:style-name="T1"> A dedicated Implantology department offers specialized certificate courses, highlighting the institution's commitment to advanced restorative techniques.</text:span><text:span text:style-name="T4">2</text:span></text:p>
      <text:p text:style-name="P1"><text:span text:style-name="T1">The institution's commitment to quality is validated by a robust portfolio of accreditations and international recognitions. RRDCH holds a National Assessment and Accreditation Council (NAAC) 'A' Grade (also noted as B++ in subsequent cycles), alongside certifications from the National Accreditation Board for Hospitals &amp; Healthcare Providers (NABH) and the International Organization for Standardization (ISO 9001:2008).</text:span><text:span text:style-name="T4">2</text:span><text:span text:style-name="T1"> Furthermore, it is accredited by the International Accreditation Organization (IAO) and HLACT, and it is recognized by the Sri Lanka Medical Council (SLMC) and the Dental Council of India (DCI).</text:span><text:span text:style-name="T4">2</text:span><text:span text:style-name="T1"> Crucially, the college has achieved significant international standing by being selected in 2014 by the Royal College of Physicians and Surgeons of Glasgow, UK, as a recognized center for conducting Part 1 and Part 2 of the prestigious MFDS Examinations.</text:span><text:span text:style-name="T4">2</text:span></text:p>
      <text:p text:style-name="P1"><text:span text:style-name="T1">Recent achievements and research initiatives further underscore the college's dynamic environment. The institution boasts a Provisional Certificate of the Ethics Committee and has secured numerous Undergraduate Grants, specifically the STS – ICMR 2024.</text:span><text:span text:style-name="T4">2</text:span><text:span text:style-name="T1"> Research infrastructure includes an advanced Real-Time PCR machine and a dedicated CBCT imaging unit installed in 2015.</text:span><text:span text:style-name="T4">2</text:span><text:span text:style-name="T1"> Beyond academics, the student body is highly active; recent highlights include the RRDCH team securing the Second Runner-Up position at the Women's Day Cricket Tournament in March 2026, and students G Varun Shetty and Suhas S being selected to represent RGUHS at the All India Inter-University Sports South West Zonal Karate Championship 2025–2026.</text:span><text:span text:style-name="T4">15</text:span></text:p>
      <text:p text:style-name="P2"><text:soft-page-break/></text:p>
      <table:table table:name="Table1" table:style-name="Table1">
        <table:table-column table:style-name="Table1.A" table:number-columns-repeated="3"/>
        <table:table-row table:style-name="Table1.1">
          <table:table-cell table:style-name="Table1.A1" office:value-type="string">
            <text:p text:style-name="P1"><text:span text:style-name="T2">RRDCH Performance Metric</text:span></text:p>
          </table:table-cell>
          <table:table-cell table:style-name="Table1.A1" office:value-type="string">
            <text:p text:style-name="P1"><text:span text:style-name="T2">Verified Data Point</text:span></text:p>
          </table:table-cell>
          <table:table-cell table:style-name="Table1.A1" office:value-type="string">
            <text:p text:style-name="P1"><text:span text:style-name="T2">Citation</text:span></text:p>
          </table:table-cell>
        </table:table-row>
        <table:table-row table:style-name="Table1.1">
          <table:table-cell table:style-name="Table1.A1" office:value-type="string">
            <text:p text:style-name="P1"><text:span text:style-name="T2">Establishment &amp; Location</text:span></text:p>
          </table:table-cell>
          <table:table-cell table:style-name="Table1.A1" office:value-type="string">
            <text:p text:style-name="P1"><text:span text:style-name="T1">Founded in 1992; Urban campus in Kumbalgodu, Bangalore (560074).</text:span></text:p>
          </table:table-cell>
          <table:table-cell table:style-name="Table1.A1" office:value-type="string">
            <text:p text:style-name="P1"><text:span text:style-name="T4">3</text:span></text:p>
          </table:table-cell>
        </table:table-row>
        <table:table-row table:style-name="Table1.1">
          <table:table-cell table:style-name="Table1.A1" office:value-type="string">
            <text:p text:style-name="P1"><text:span text:style-name="T2">Clinical Infrastructure</text:span></text:p>
          </table:table-cell>
          <table:table-cell table:style-name="Table1.A1" office:value-type="string">
            <text:p text:style-name="P1"><text:span text:style-name="T1">1000-bedded medical facility; 250 electronic dental units.</text:span></text:p>
          </table:table-cell>
          <table:table-cell table:style-name="Table1.A1" office:value-type="string">
            <text:p text:style-name="P1"><text:span text:style-name="T4">2</text:span></text:p>
          </table:table-cell>
        </table:table-row>
        <table:table-row table:style-name="Table1.1">
          <table:table-cell table:style-name="Table1.A1" office:value-type="string">
            <text:p text:style-name="P1"><text:span text:style-name="T2">Daily Patient Throughput</text:span></text:p>
          </table:table-cell>
          <table:table-cell table:style-name="Table1.A1" office:value-type="string">
            <text:p text:style-name="P1"><text:span text:style-name="T1">Treats 450 to 500 patients on average per day.</text:span></text:p>
          </table:table-cell>
          <table:table-cell table:style-name="Table1.A1" office:value-type="string">
            <text:p text:style-name="P1"><text:span text:style-name="T4">4</text:span></text:p>
          </table:table-cell>
        </table:table-row>
        <table:table-row table:style-name="Table1.1">
          <table:table-cell table:style-name="Table1.A1" office:value-type="string">
            <text:p text:style-name="P1"><text:span text:style-name="T2">Academic Demographics</text:span></text:p>
          </table:table-cell>
          <table:table-cell table:style-name="Table1.A1" office:value-type="string">
            <text:p text:style-name="P1"><text:span text:style-name="T1">100+ Staff; 500+ Undergraduates; 50+ Postgraduates.</text:span></text:p>
          </table:table-cell>
          <table:table-cell table:style-name="Table1.A1" office:value-type="string">
            <text:p text:style-name="P1"><text:span text:style-name="T4">3</text:span></text:p>
          </table:table-cell>
        </table:table-row>
        <table:table-row table:style-name="Table1.1">
          <table:table-cell table:style-name="Table1.A1" office:value-type="string">
            <text:p text:style-name="P1"><text:span text:style-name="T2">Major Accreditations</text:span></text:p>
          </table:table-cell>
          <table:table-cell table:style-name="Table1.A1" office:value-type="string">
            <text:p text:style-name="P1"><text:span text:style-name="T1">NAAC 'A' Grade, NABH, ISO, IAO, HLACT, DCI, SLMC.</text:span></text:p>
          </table:table-cell>
          <table:table-cell table:style-name="Table1.A1" office:value-type="string">
            <text:p text:style-name="P1"><text:span text:style-name="T4">2</text:span></text:p>
          </table:table-cell>
        </table:table-row>
        <table:table-row table:style-name="Table1.1">
          <table:table-cell table:style-name="Table1.A1" office:value-type="string">
            <text:p text:style-name="P1"><text:span text:style-name="T2">Global Recognition</text:span></text:p>
          </table:table-cell>
          <table:table-cell table:style-name="Table1.A1" office:value-type="string">
            <text:p text:style-name="P1"><text:span text:style-name="T1">Royal College of Physicians &amp; Surgeons of Glasgow (MFDS Part 1 &amp; 2).</text:span></text:p>
          </table:table-cell>
          <table:table-cell table:style-name="Table1.A1" office:value-type="string">
            <text:p text:style-name="P1"><text:span text:style-name="T4">2</text:span></text:p>
          </table:table-cell>
        </table:table-row>
        <table:table-row table:style-name="Table1.1">
          <table:table-cell table:style-name="Table1.A1" office:value-type="string">
            <text:p text:style-name="P1"><text:span text:style-name="T2">Recent Research Grants</text:span></text:p>
          </table:table-cell>
          <table:table-cell table:style-name="Table1.A1" office:value-type="string">
            <text:p text:style-name="P1"><text:span text:style-name="T1">Multiple STS-ICMR 2024 grants; Provisional Ethics Committee Certificate.</text:span></text:p>
          </table:table-cell>
          <table:table-cell table:style-name="Table1.A1" office:value-type="string">
            <text:p text:style-name="P1"><text:span text:style-name="T4">2</text:span></text:p>
          </table:table-cell>
        </table:table-row>
        <table:table-row table:style-name="Table1.1">
          <table:table-cell table:style-name="Table1.A1" office:value-type="string">
            <text:p text:style-name="P1"><text:span text:style-name="T2">Recent Sporting Success</text:span></text:p>
          </table:table-cell>
          <table:table-cell table:style-name="Table1.A1" office:value-type="string">
            <text:p text:style-name="P1"><text:span text:style-name="T1">2026 Zonal Karate Championship Selection; 2026 Women's Cricket 2nd Runner-Up.</text:span></text:p>
          </table:table-cell>
          <table:table-cell table:style-name="Table1.A1" office:value-type="string">
            <text:p text:style-name="P1"><text:span text:style-name="T4">15</text:span></text:p>
          </table:table-cell>
        </table:table-row>
      </table:table>
      <text:p text:style-name="P13"><text:span text:style-name="T1">RajaRajeswari College of Engineering (RRCE) Benchmarking</text:span></text:p>
      <text:p text:style-name="P1"><text:span text:style-name="T1">To fulfill the directive to extract achievement data from rrce.org, it is essential to contextualize the RajaRajeswari College of Engineering as a sister institution operating under the same Moogambigai Charitable and Educational Trust (MCET) umbrella.</text:span><text:span text:style-name="T4">7</text:span><text:span text:style-name="T1"> Highlighting RRCE's technological and academic milestones on the RRDCH platform serves to elevate the broader institutional brand, demonstrating a multidisciplinary commitment to excellence.</text:span></text:p>
      <text:p text:style-name="P1"><text:span text:style-name="T1">RRCE, established in 2006, operates as an autonomous institution approved by the AICTE, UGC, and the Government of Karnataka, and is affiliated with Visvesvaraya Technological University (VTU).</text:span><text:span text:style-name="T4">7</text:span><text:span text:style-name="T1"> The college's prestige is reflected in its recent national rankings: it secured the 86th Rank globally/nationally in the DATAQUEST Best T-School Ranking Survey for 2026, was ranked 52nd by the Higher Education Review, and achieved the #241 position by The Week in 2025.</text:span><text:span text:style-name="T4">7</text:span><text:span text:style-name="T1"> The institution's academic rigor is validated by a NAAC 'A+' Grade reaccreditation and specific National Board of Accreditation (NBA) approvals for its Computer Science (CSE), Electronics and Communication (ECE), and Information Science (ISE) departments.</text:span><text:span text:style-name="T4">7</text:span></text:p>
      <text:p text:style-name="P1"><text:span text:style-name="T1">The engineering college has generated an impressive array of patents and research publications that intersect with healthcare, showcasing cross-disciplinary innovation that is highly relevant to a dental hospital's audience. Notable granted and published patents include advanced algorithms for predicting the intelligent level (IQ) of children using AI and Machine Learning, early diagnostic mechanisms for Covid-19 in cardiac patients, and the development of an "Autonomous Medication Delivery and Patient Care Robot for Hospitals".</text:span><text:span text:style-name="T4">7</text:span><text:span text:style-name="T1"> Furthermore, RRCE faculty have published research directly related to dentistry, such as the machine learning analysis of dental implant systems from radiographs.</text:span><text:span text:style-name="T4">7</text:span><text:span text:style-name="T1"> The institution also demonstrates strong industry connections through its placement achievements, successfully securing roles for its graduates at leading global corporations including Accenture, HCL, PWC, IBM-Kyndryl, and Tech-Mahindra.</text:span><text:span text:style-name="T4">7</text:span></text:p>
      <text:p text:style-name="P2"/>
      <table:table table:name="Table2" table:style-name="Table2">
        <table:table-column table:style-name="Table2.A" table:number-columns-repeated="3"/>
        <text:soft-page-break/>
        <table:table-row table:style-name="Table2.1">
          <table:table-cell table:style-name="Table2.A1" office:value-type="string">
            <text:p text:style-name="P1"><text:span text:style-name="T2">RRCE Performance Metric</text:span></text:p>
          </table:table-cell>
          <table:table-cell table:style-name="Table2.A1" office:value-type="string">
            <text:p text:style-name="P1"><text:span text:style-name="T2">Verified Data Point</text:span></text:p>
          </table:table-cell>
          <table:table-cell table:style-name="Table2.A1" office:value-type="string">
            <text:p text:style-name="P1"><text:span text:style-name="T2">Citation</text:span></text:p>
          </table:table-cell>
        </table:table-row>
        <table:table-row table:style-name="Table2.1">
          <table:table-cell table:style-name="Table2.A1" office:value-type="string">
            <text:p text:style-name="P1"><text:span text:style-name="T2">National Rankings</text:span></text:p>
          </table:table-cell>
          <table:table-cell table:style-name="Table2.A1" office:value-type="string">
            <text:p text:style-name="P1"><text:span text:style-name="T1">86th Rank in DATAQUEST T-School 2026; 241st by The Week 2025.</text:span></text:p>
          </table:table-cell>
          <table:table-cell table:style-name="Table2.A1" office:value-type="string">
            <text:p text:style-name="P1"><text:span text:style-name="T4">7</text:span></text:p>
          </table:table-cell>
        </table:table-row>
        <table:table-row table:style-name="Table2.1">
          <table:table-cell table:style-name="Table2.A1" office:value-type="string">
            <text:p text:style-name="P1"><text:span text:style-name="T2">Institutional Status</text:span></text:p>
          </table:table-cell>
          <table:table-cell table:style-name="Table2.A1" office:value-type="string">
            <text:p text:style-name="P1"><text:span text:style-name="T1">Autonomous; Affiliated to VTU; Established in 2006.</text:span></text:p>
          </table:table-cell>
          <table:table-cell table:style-name="Table2.A1" office:value-type="string">
            <text:p text:style-name="P1"><text:span text:style-name="T4">7</text:span></text:p>
          </table:table-cell>
        </table:table-row>
        <table:table-row table:style-name="Table2.1">
          <table:table-cell table:style-name="Table2.A1" office:value-type="string">
            <text:p text:style-name="P1"><text:span text:style-name="T2">Accreditations</text:span></text:p>
          </table:table-cell>
          <table:table-cell table:style-name="Table2.A1" office:value-type="string">
            <text:p text:style-name="P1"><text:span text:style-name="T1">NAAC 'A+' Grade; NBA (CSE, ECE, ISE); ISO 9001:2015; HLACT.</text:span></text:p>
          </table:table-cell>
          <table:table-cell table:style-name="Table2.A1" office:value-type="string">
            <text:p text:style-name="P1"><text:span text:style-name="T4">7</text:span></text:p>
          </table:table-cell>
        </table:table-row>
        <table:table-row table:style-name="Table2.1">
          <table:table-cell table:style-name="Table2.A1" office:value-type="string">
            <text:p text:style-name="P1"><text:span text:style-name="T2">Healthcare Patents</text:span></text:p>
          </table:table-cell>
          <table:table-cell table:style-name="Table2.A1" office:value-type="string">
            <text:p text:style-name="P1"><text:span text:style-name="T1">Autonomous Patient Care Robot; Dental Implant ML Analysis; Covid-19 Cardiac Diagnostics.</text:span></text:p>
          </table:table-cell>
          <table:table-cell table:style-name="Table2.A1" office:value-type="string">
            <text:p text:style-name="P1"><text:span text:style-name="T4">7</text:span></text:p>
          </table:table-cell>
        </table:table-row>
        <table:table-row table:style-name="Table2.1">
          <table:table-cell table:style-name="Table2.A1" office:value-type="string">
            <text:p text:style-name="P1"><text:span text:style-name="T2">Corporate Placements</text:span></text:p>
          </table:table-cell>
          <table:table-cell table:style-name="Table2.A1" office:value-type="string">
            <text:p text:style-name="P1"><text:span text:style-name="T1">Extensive recruitment by Accenture, PWC, IBM-Kyndryl, Codeyoung, and HCL.</text:span></text:p>
          </table:table-cell>
          <table:table-cell table:style-name="Table2.A1" office:value-type="string">
            <text:p text:style-name="P1"><text:span text:style-name="T4">7</text:span></text:p>
          </table:table-cell>
        </table:table-row>
        <table:table-row table:style-name="Table2.1">
          <table:table-cell table:style-name="Table2.A1" office:value-type="string">
            <text:p text:style-name="P1"><text:span text:style-name="T2">Government Funding</text:span></text:p>
          </table:table-cell>
          <table:table-cell table:style-name="Table2.A1" office:value-type="string">
            <text:p text:style-name="P1"><text:span text:style-name="T1">AICTE MODROB Grant; MSME Government Funds for CSE students.</text:span></text:p>
          </table:table-cell>
          <table:table-cell table:style-name="Table2.A1" office:value-type="string">
            <text:p text:style-name="P1"><text:span text:style-name="T4">7</text:span></text:p>
          </table:table-cell>
        </table:table-row>
      </table:table>
      <text:p text:style-name="P13"><text:span text:style-name="T1">REACH International: Modeling Global Philanthropic Impact</text:span></text:p>
      <text:p text:style-name="P1"><text:span text:style-name="T1">The extraction of data from reach.org provides a vital blueprint for the RRDCH platform, specifically for augmenting the Public Health Dentistry department's community outreach narratives. REACH International serves as an exemplary model of sustained, high-impact philanthropic operation. Founded in 1973 by a group of volunteers inspired by conditions in Bangalore, India, REACH operates as a registered 501(c)3 nonprofit organization in the United States and holds charitable status in Canada.</text:span><text:span text:style-name="T4">6</text:span></text:p>
      <text:p text:style-name="P1"><text:span text:style-name="T1">The sheer global scale of REACH's operations is staggering. From its headquarters in Silver Spring, Maryland, and supported by up to seven international branch offices, the organization has expanded its footprint to serve populations across 24 developing countries spanning Africa, the Americas, Asia, and Europe.</text:span><text:span text:style-name="T4">6</text:span><text:span text:style-name="T1"> Each year, the organization provides a secure environment, three daily meals, clothing, vital medical care, and education to between 20,000 and 24,000 orphaned, abandoned, and vulnerable children worldwide through its network of sponsored schools, hostels, and orphanages.</text:span><text:span text:style-name="T4">6</text:span></text:p>
      <text:p text:style-name="P1"><text:span text:style-name="T1">A critical aspect of REACH's success—and a vital metric for any institutional reporting—is its financial integrity and operational efficiency. Despite its massive global impact, the organization relies heavily on dedicated volunteers, employing only two full-time staff members.</text:span><text:span text:style-name="T4">6</text:span><text:span text:style-name="T1"> Consequently, an impressive 90% of all sponsorship funds are routed directly toward the children and programs, ensuring that donations maximize their intended impact.</text:span><text:span text:style-name="T4">6</text:span><text:span text:style-name="T1"> The organization's 2025 Impact Report further highlights its socio-economic effectiveness through targeted adult and community programs: 77% of participants in their economic empowerment programs improved their credit scores, 50% successfully reduced their overall debt by an average of $5,680, and the organization secured $131,694 in donated goods and services to stretch resources for families.</text:span><text:span text:style-name="T4">24</text:span><text:span text:style-name="T1"> Integrating these robust metrics into the RRDCH platform will establish a compelling narrative of social responsibility and global awareness.</text:span></text:p>
      <text:p text:style-name="P3"/>
      <table:table table:name="Table3" table:style-name="Table3">
        <table:table-column table:style-name="Table3.A" table:number-columns-repeated="3"/>
        <table:table-row table:style-name="Table3.1">
          <table:table-cell table:style-name="Table3.A1" office:value-type="string">
            <text:p text:style-name="P1"><text:span text:style-name="T2">REACH International Metric</text:span></text:p>
          </table:table-cell>
          <table:table-cell table:style-name="Table3.A1" office:value-type="string">
            <text:p text:style-name="P1"><text:span text:style-name="T2">Verified Data Point</text:span></text:p>
          </table:table-cell>
          <table:table-cell table:style-name="Table3.A1" office:value-type="string">
            <text:p text:style-name="P1"><text:span text:style-name="T2">Citation</text:span></text:p>
          </table:table-cell>
        </table:table-row>
        <table:table-row table:style-name="Table3.1">
          <table:table-cell table:style-name="Table3.A1" office:value-type="string">
            <text:p text:style-name="P1"><text:span text:style-name="T2">Organizational History</text:span></text:p>
          </table:table-cell>
          <table:table-cell table:style-name="Table3.A1" office:value-type="string">
            <text:p text:style-name="P1"><text:span text:style-name="T1">Founded in October 1973; 501(c)3 status in USA; Canadian Charity.</text:span></text:p>
          </table:table-cell>
          <table:table-cell table:style-name="Table3.A1" office:value-type="string">
            <text:p text:style-name="P1"><text:span text:style-name="T4">6</text:span></text:p>
          </table:table-cell>
        </table:table-row>
        <table:table-row table:style-name="Table3.1">
          <table:table-cell table:style-name="Table3.A1" office:value-type="string">
            <text:p text:style-name="P1"><text:span text:style-name="T2">Global Footprint</text:span></text:p>
          </table:table-cell>
          <table:table-cell table:style-name="Table3.A1" office:value-type="string">
            <text:p text:style-name="P1"><text:span text:style-name="T1">Operates in 24 developing countries; Maintains 5 to 7 branch offices.</text:span></text:p>
          </table:table-cell>
          <table:table-cell table:style-name="Table3.A1" office:value-type="string">
            <text:p text:style-name="P1"><text:span text:style-name="T4">6</text:span></text:p>
          </table:table-cell>
        </table:table-row>
        <table:table-row table:style-name="Table3.1">
          <table:table-cell table:style-name="Table3.A1" office:value-type="string">
            <text:p text:style-name="P1"><text:span text:style-name="T2">Annual Beneficiaries</text:span></text:p>
          </table:table-cell>
          <table:table-cell table:style-name="Table3.A1" office:value-type="string">
            <text:p text:style-name="P1"><text:span text:style-name="T1">Supports 20,000 to 24,000 vulnerable children with education, food, and medical care.</text:span></text:p>
          </table:table-cell>
          <table:table-cell table:style-name="Table3.A1" office:value-type="string">
            <text:p text:style-name="P1"><text:span text:style-name="T4">6</text:span></text:p>
          </table:table-cell>
        </table:table-row>
        <table:table-row table:style-name="Table3.1">
          <table:table-cell table:style-name="Table3.A1" office:value-type="string">
            <text:p text:style-name="P1"><text:span text:style-name="T2">Financial Integrity</text:span></text:p>
          </table:table-cell>
          <table:table-cell table:style-name="Table3.A1" office:value-type="string">
            <text:p text:style-name="P1"><text:span text:style-name="T1">90% of sponsorship funds go directly to child aid; heavily volunteer-run.</text:span></text:p>
          </table:table-cell>
          <table:table-cell table:style-name="Table3.A1" office:value-type="string">
            <text:p text:style-name="P1"><text:span text:style-name="T4">6</text:span></text:p>
          </table:table-cell>
        </table:table-row>
        <table:table-row table:style-name="Table3.1">
          <table:table-cell table:style-name="Table3.A1" office:value-type="string">
            <text:p text:style-name="P1"><text:span text:style-name="T2">Economic Empowerment (2025)</text:span></text:p>
          </table:table-cell>
          <table:table-cell table:style-name="Table3.A1" office:value-type="string">
            <text:p text:style-name="P1"><text:span text:style-name="T1">77% of participants improved credit; average debt reduced by $5,680.</text:span></text:p>
          </table:table-cell>
          <table:table-cell table:style-name="Table3.A1" office:value-type="string">
            <text:p text:style-name="P1"><text:span text:style-name="T4">24</text:span></text:p>
          </table:table-cell>
        </table:table-row>
      </table:table>
      <text:p text:style-name="P12"><text:span text:style-name="T1">Advanced Technological Infrastructure and Agentic Workflows</text:span></text:p>
      <text:p text:style-name="P1"><text:span text:style-name="T1">To realize the complex, multifaceted requirements specified in the webathon.docx document—which demands high-performance rendering for virtual tours alongside real-time data handling for live patient updates—the platform must be built upon a state-of-the-art technological stack.</text:span><text:span text:style-name="T4">1</text:span></text:p>
      <text:p text:style-name="P1"><text:span text:style-name="T1">The frontend architecture will be driven by Next.js 15 utilizing the App Router. This framework is non-negotiable for a modern hospital website due to its hybrid rendering capabilities. Next.js allows static, content-heavy pages like the institutional history and the achievements modules to be pre-rendered for instantaneous loading and optimal Search Engine Optimization (SEO), ensuring the hospital is easily discoverable by prospective patients. Conversely, dynamic features such as the patient portal and the live postgraduate schedule can leverage server-side rendering to ensure the data is always accurate up to the millisecond. State management across the application, vital for maintaining user sessions in the hostel grievance system and managing the patient appointment cart, will be handled by Zustand, a lightweight and highly performant alternative to Redux that minimizes boilerplate code.</text:span></text:p>
      <text:p text:style-name="P1"><text:span text:style-name="T1">The backend infrastructure requires a schema-less, highly scalable environment to accommodate the diverse data types generated by the hospital. A Node.js runtime environment interfacing with a MongoDB database provides the necessary flexibility.</text:span><text:span text:style-name="T4">25</text:span><text:span text:style-name="T1"> MongoDB is particularly suited for this deployment because the data structure of a patient's appointment booking differs vastly from the payload of a student's hostel plumbing complaint or the metadata required for a calendar event.</text:span></text:p>
      <text:p text:style-name="P1"><text:span text:style-name="T1">A revolutionary aspect of this development plan involves the utilization of the Google Antigravity IDE, a cutting-edge agentic development platform that transitions software engineering from a purely manual coding exercise into an orchestration of autonomous AI agents.</text:span><text:span text:style-name="T4">27</text:span><text:span text:style-name="T1"> Antigravity operates on a "Mission Control" paradigm, where the developer acts as an architect utilizing a multi-window setup comprising an Editor, an Agent Manager, and a Browser.</text:span><text:span text:style-name="T4">27</text:span><text:span text:style-name="T1"> To accelerate the development of the RRDCH platform, the engineering team will establish strict operational boundaries within the workspace by configuring an agents.md file. This file defines specialized AI personas—for instance, designating one agent strictly for database schema generation and another exclusively for Tailwind CSS UI refinement.</text:span><text:span text:style-name="T4">29</text:span></text:p>
      <text:p text:style-name="P1"><text:span text:style-name="T1">Furthermore, the team will implement a skills.md file housed within an .agents/skills/ directory.</text:span><text:span text:style-name="T4">29</text:span><text:span text:style-name="T1"> This file programs rigorous technical rules and iterative rework loops that the Antigravity agents must follow. For example, a specific skill can be authored to mandate that every React component generated must pass automated accessibility checks and adhere strictly to the established clinical color palette (#F9FBFF, #0D1F40). As the agents execute complex tasks—such as scaffolding the MERN stack for the hostel complaint system—they generate "Artifacts".</text:span><text:span text:style-name="T4">28</text:span><text:span text:style-name="T1"> These tangible deliverables, which include implementation plans, task lists, and visual code diffs, allow the human developers to verify the logic and leave Google Docs-style comments for immediate, asynchronous iteration.</text:span><text:span text:style-name="T4">28</text:span><text:span text:style-name="T1"> This agentic workflow will drastically reduce development time, minimize human error in boilerplate code, and ensure all features requested in the webathon.docx mandate are delivered flawlessly.</text:span></text:p>
      <text:p text:style-name="P12"><text:span text:style-name="T1">Step-by-Step Development and Implementation Plan</text:span></text:p>
      <text:p text:style-name="P1"><text:span text:style-name="T1">The following phased development roadmap provides the exact, sequential methodology required to implement every feature requested for the RRDCH web platform, ensuring structural integrity, aesthetic cohesion, and operational efficiency.</text:span></text:p>
      <text:p text:style-name="P13"><text:span text:style-name="T1">Phase 1: Infrastructure Initialization and Workspace Integration</text:span></text:p>
      <text:p text:style-name="P1"><text:soft-page-break/><text:span text:style-name="T1">The initial phase is dedicated to laying the bedrock of the application and establishing secure deployment pipelines.</text:span></text:p>
      <text:list xml:id="list3203656802" text:style-name="WWNum1">
        <text:list-item>
          <text:p text:style-name="P4"><text:span text:style-name="T1">The project commences with the initialization of a Next.js 15 TypeScript repository. In strict adherence to the evaluation criteria, this local repository must be immediately connected to a remote GitHub repository to ensure all code is tracked and pushed correctly for the final review.</text:span><text:span text:style-name="T4">1</text:span></text:p>
        </text:list-item>
        <text:list-item>
          <text:p text:style-name="P4"><text:span text:style-name="T1">The development workspace is then configured within the Google Antigravity IDE. The architectural team will author the foundational agents.md and skills.md configurations, instructing the autonomous agents on the project's specific directory structures and the required clinical design system.</text:span><text:span text:style-name="T4">29</text:span></text:p>
        </text:list-item>
        <text:list-item>
          <text:p text:style-name="P4"><text:span text:style-name="T1">The pre-existing source code assets retrieved from the workspace are audited. Developers will run the existing test suites, identify the root causes of any failures, and refactor the code to ensure 100% test clearance. The custom UI animations from these files are wrapped in Framer Motion components to guarantee performance stability across all devices.</text:span></text:p>
        </text:list-item>
        <text:list-item>
          <text:p text:style-name="P4"><text:span text:style-name="T1">The foundational UI layout is scaffolded using Tailwind CSS. Global CSS variables are injected to enforce the specified typography (DM Serif Display, Open Sans) and the clinical color palette.</text:span><text:span text:style-name="T4">9</text:span><text:span text:style-name="T1"> The primary navigation routing is established, creating the architectural skeleton for the Home, About, Student, Admissions, Research, and Department pages.</text:span><text:span text:style-name="T4">1</text:span></text:p>
        </text:list-item>
      </text:list>
      <text:p text:style-name="P13"><text:span text:style-name="T1">Phase 2: Architectural Localization and the Bilingual Toggle</text:span></text:p>
      <text:p text:style-name="P1"><text:span text:style-name="T1">Addressing the linguistic diversity of Karnataka, the implementation of a seamless English/Kannada toggle is a critical accessibility mandate.</text:span><text:span text:style-name="T4">1</text:span><text:span text:style-name="T1"> This feature cannot rely on superficial browser-based translation; it requires deep architectural localization.</text:span></text:p>
      <text:list xml:id="list3904670904" text:style-name="WWNum2">
        <text:list-item>
          <text:p text:style-name="P5"><text:span text:style-name="T1">The engineering team installs and configures the next-intl library, which is optimized for the Next.js App Router paradigm.</text:span><text:span text:style-name="T4">33</text:span></text:p>
        </text:list-item>
        <text:list-item>
          <text:p text:style-name="P5"><text:span text:style-name="T1">Comprehensive translation dictionaries are authored as en.json and kn.json files. This phase requires meticulous attention to medical terminology in Kannada to ensure clinical accuracy and user safety.</text:span><text:span text:style-name="T4">34</text:span><text:span text:style-name="T1"> For example, navigational elements must be precisely translated (e.g., "Appointments" as ನೇಮಕಾತಿಗಳು, "Departments" as ವಿಭಾಗಗಳು) to ensure rural populations can navigate the hospital's services without confusion.</text:span><text:span text:style-name="T4">35</text:span></text:p>
        </text:list-item>
        <text:list-item>
          <text:p text:style-name="P5"><text:span text:style-name="T1">A robust middleware interceptor (middleware.ts) is configured. This script analyzes incoming traffic, checking for existing locale cookies or browser language preferences, and seamlessly routes the user to the appropriate language context without altering the core URL structure.</text:span><text:span text:style-name="T4">8</text:span></text:p>
        </text:list-item>
        <text:list-item>
          <text:p text:style-name="P5"><text:span text:style-name="T1">The client-side LanguageSwitcher component is deployed to the global navigation bar. Utilizing the useRouter and usePathname hooks, this interactive toggle updates the locale state, triggering an instantaneous, flicker-free re-render of the server components with the newly selected Kannada or English dictionary.</text:span><text:span text:style-name="T4">8</text:span></text:p>
        </text:list-item>
      </text:list>
      <text:p text:style-name="P13"><text:span text:style-name="T1">Phase 3: Patient-Centric Clinical Modules</text:span></text:p>
      <text:p text:style-name="P1"><text:span text:style-name="T1">This phase focuses on the operational core of the hospital's digital presence, translating the physical throughput of 500 daily patients into efficient digital workflows.</text:span><text:span text:style-name="T4">4</text:span></text:p>
      <text:list xml:id="list2443036401" text:style-name="WWNum3">
        <text:list-item>
          <text:p text:style-name="P6"><text:span text:style-name="T2">Online Appointment Booking System:</text:span><text:span text:style-name="T1"> A highly secure, dynamic form is constructed using react-hook-form integrated with zod for rigorous schema validation. Patients are guided through a multi-step process: selecting their required specialty (e.g., Oral Surgery, Periodontology), choosing an available physician, and securing a time slot.</text:span><text:span text:style-name="T4">1</text:span><text:span text:style-name="T1"> Upon secure submission to the MongoDB backend, the interface renders a responsive, localized confirmation message to reassure the patient.</text:span><text:span text:style-name="T4">1</text:span></text:p>
        </text:list-item>
        <text:list-item>
          <text:p text:style-name="P6"><text:span text:style-name="T2">Patient Follow-Up and Tracking:</text:span><text:span text:style-name="T1"> A secure, authenticated "Patient Portal" is developed. Upon logging in, patients can view their entire clinical history, access post-operative care instructions, and monitor their unique Appointment Tracking ID.</text:span><text:span text:style-name="T4">1</text:span><text:span text:style-name="T1"> This system bridges the gap between digital booking and physical arrival at the clinic.</text:span></text:p>
        </text:list-item>
        <text:list-item>
          <text:p text:style-name="P6"><text:span text:style-name="T2">Live Updates for Patients:</text:span><text:span text:style-name="T1"> Utilizing Server-Sent Events (SSE) or a persistent WebSocket connection, a live queue dashboard is implemented.</text:span><text:span text:style-name="T4">1</text:span><text:span text:style-name="T1"> This feature allows patients in the physical waiting rooms to monitor their queue position via their mobile devices in real-time, drastically reducing administrative inquiries at the reception desk and improving the overall patient experience.</text:span></text:p>
        </text:list-item>
      </text:list>
      <text:p text:style-name="P13"><text:span text:style-name="T1">Phase 4: Academic Administration and Faculty Operations</text:span></text:p>
      <text:p text:style-name="P1"><text:span text:style-name="T1">Because RRDCH is equally a massive educational institution, the platform must serve the complex logistical needs of its 500+ undergraduate and 50+ postgraduate students.</text:span><text:span text:style-name="T4">3</text:span></text:p>
      <text:list xml:id="list2533901741" text:style-name="WWNum4">
        <text:list-item>
          <text:p text:style-name="P7"><text:span text:style-name="T2">Departmental Knowledge Hubs:</text:span><text:span text:style-name="T1"> Distinct, content-rich pages are generated for every clinical department (Conservative Dentistry, Orthodontics, Implantology, etc.).</text:span><text:span text:style-name="T4">2</text:span><text:span text:style-name="T1"> These pages will detail the specific treatments offered, highlight the specialized equipment available (such as T-Scan, CBCT, and Real-Time PCR machines), and list the credentials of the faculty members.</text:span><text:span text:style-name="T4">2</text:span></text:p>
        </text:list-item>
        <text:list-item>
          <text:p text:style-name="P7"><text:span text:style-name="T2">Syllabus Updates and Student Schedules:</text:span><text:span text:style-name="T1"> A secure Content Management System (CMS) interface is developed for academic administrators. This portal allows for the rapid upload and distribution of updated PDF syllabi and departmental schedules.</text:span><text:span text:style-name="T4">1</text:span><text:span text:style-name="T1"> Students accessing the dedicated "Student Page" can view dynamically rendered timetables detailing their theory classes and specific clinical postings across various departments.</text:span><text:span text:style-name="T4">1</text:span></text:p>
        </text:list-item>
        <text:list-item>
          <text:p text:style-name="P7"><text:span text:style-name="T2">Live Updates for Postgraduate Doctors:</text:span><text:span text:style-name="T1"> A highly specialized, secure dashboard is engineered specifically for PG doctors. This interface connects directly to the hospital's central triage and appointment tracking system. It provides real-time, live updates on their incoming patient schedule, critical trauma arrivals, and daily clinical rotation assignments, ensuring that the hospital's most crucial medical personnel operate with maximum efficiency.</text:span><text:span text:style-name="T4">1</text:span></text:p>
        </text:list-item>
        <text:list-item>
          <text:p text:style-name="P7"><text:soft-page-break/><text:span text:style-name="T2">Dynamic Calendar of Events:</text:span><text:span text:style-name="T1"> An interactive calendar module is integrated into the platform. This centralized hub will visually display all upcoming institutional events, ranging from Continuing Dental Education (CDE) programs and surgical workshops to inter-university sports tournaments and cultural festivals.</text:span><text:span text:style-name="T4">1</text:span></text:p>
        </text:list-item>
      </text:list>
      <text:p text:style-name="P13"><text:span text:style-name="T1">Phase 5: Campus Facilities and Experiential Integrations</text:span></text:p>
      <text:p text:style-name="P1"><text:span text:style-name="T1">The final feature development phase addresses the ancillary services and immersive experiences that elevate the platform from functional to exceptional.</text:span></text:p>
      <text:list xml:id="list406720195" text:style-name="WWNum5">
        <text:list-item>
          <text:p text:style-name="P8"><text:span text:style-name="T2">Hostel Complaint System (MERN Architecture):</text:span><text:span text:style-name="T1"> Recognizing the critical need for efficient campus management, a dedicated grievance system is built utilizing the full MERN stack (MongoDB, Express, React, Node.js).</text:span><text:span text:style-name="T4">1</text:span><text:span text:style-name="T1"> The database schema is designed to capture the student's ID, room number, grievance category (e.g., electrical, hygiene), and a detailed description.</text:span><text:span text:style-name="T4">25</text:span><text:span text:style-name="T1"> The frontend features a dual-dashboard architecture: a simple, intuitive submission portal for students, and a comprehensive management interface for hostel wardens. When a student submits a complaint, the warden's dashboard updates in real-time. As the warden assigns maintenance staff and marks the issue as "Resolved," the status change is instantly pushed back to the student's portal, dramatically improving transparency and reducing resolution times.</text:span><text:span text:style-name="T4">25</text:span></text:p>
        </text:list-item>
        <text:list-item>
          <text:p text:style-name="P8"><text:span text:style-name="T2">Virtual Tour and Hospital Directions:</text:span><text:span text:style-name="T1"> To assist prospective students and traveling patients, an immersive Virtual Tour is embedded into the platform.</text:span><text:span text:style-name="T4">1</text:span><text:span text:style-name="T1"> This feature utilizes high-definition 360-degree interactive viewers to showcase the expansive campus, the modern clinical departments, the reception areas, and the state-of-the-art dental laboratories.</text:span><text:span text:style-name="T4">4</text:span><text:span text:style-name="T1"> To ensure optimal performance, these heavy graphical assets are configured with lazy-loading protocols. Additionally, an integrated hospital directions module utilizes mapping APIs to provide precise, step-by-step navigation to the Kumbalgodu, Mysore Road campus.</text:span><text:span text:style-name="T4">1</text:span></text:p>
        </text:list-item>
        <text:list-item>
          <text:p text:style-name="P8"><text:span text:style-name="T2">Quality Assurance Feedback Loop:</text:span><text:span text:style-name="T1"> A persistent, universally accessible "Feedback" mechanism is deployed across all pages.</text:span><text:span text:style-name="T4">1</text:span><text:span text:style-name="T1"> This feature allows both patients and students to submit anonymous or identified feedback regarding their clinical or academic experiences. The data is securely routed directly to the hospital's internal quality assurance committee, ensuring that the institution remains relentlessly focused on continuous improvement.</text:span></text:p>
        </text:list-item>
      </text:list>
      <text:p text:style-name="P12"><text:span text:style-name="T1">Strategic Conclusions and Deployment Directives</text:span></text:p>
      <text:p text:style-name="P1"><text:span text:style-name="T1">The RajaRajeswari Dental College and Hospital web platform, as architected and detailed within this comprehensive strategic plan, represents a monumental leap forward in healthcare and educational digital infrastructure. By systematically adhering to the rigorous requirements set forth in the webathon.docx mandate, the resulting application will function as a vital operational artery for the institution. The strategic utilization of a modern technology stack—anchored by Next.js, orchestrated via the Google Antigravity agentic framework, and supported by a highly flexible MongoDB backend—ensures that the platform possesses the sheer computational power necessary to handle thousands of concurrent users, from patients seeking urgent appointments to postgraduates tracking their clinical rotations.</text:span></text:p>
      <text:p text:style-name="P10"><text:span text:style-name="T1">The remediation and integration of existing workspace source code guarantee that the platform benefits from bespoke, thoroughly tested UI/UX animations while maintaining absolute architectural stability. The meticulous implementation of the English/Kannada localization toggle ensures profound demographic accessibility, breaking down linguistic barriers for the rural populations of Karnataka seeking world-class dental care. Furthermore, by seamlessly weaving the extracted achievement data of RRDCH, the benchmarking excellence of RRCE, and the global philanthropic models of REACH International into the narrative fabric of the site, the platform will project an unassailable image of institutional prestige, academic rigor, and deep-rooted societal commitment. The culmination of this phased development plan is the deployment of a platform that not only meets the administrative needs of a 1000-bedded hospital but fundamentally enhances the human experience for every patient, student, and doctor who interacts with it.</text:span></text:p>
      <text:p text:style-name="P14"><text:span text:style-name="T1">Works cited</text:span></text:p>
      <text:list xml:id="list3679818370" text:style-name="WWNum6">
        <text:list-item>
          <text:p text:style-name="P9"><text:span text:style-name="T3">webathon.docx</text:span></text:p>
        </text:list-item>
        <text:list-item>
          <text:p text:style-name="P9"><text:span text:style-name="T3">Achievements | RajaRajeswari Dental College and Hospital in Bangalore, Karnataka, accessed on April 14, 2026, </text:span><text:a xlink:type="simple" xlink:href="https://www.rrdch.org/achievements/" text:style-name="ListLabel_20_55" text:visited-style-name="ListLabel_20_55"><text:span text:style-name="T5">https://www.rrdch.org/achievements/</text:span></text:a></text:p>
        </text:list-item>
        <text:list-item>
          <text:p text:style-name="P9"><text:span text:style-name="T3">Rajarajeswari Dental College and Hospital - Wikipedia, accessed on April 14, 2026, </text:span><text:a xlink:type="simple" xlink:href="https://en.wikipedia.org/wiki/Rajarajeswari_Dental_College_and_Hospital" text:style-name="ListLabel_20_55" text:visited-style-name="ListLabel_20_55"><text:span text:style-name="T5">https://en.wikipedia.org/wiki/Rajarajeswari_Dental_College_and_Hospital</text:span></text:a></text:p>
        </text:list-item>
        <text:list-item>
          <text:p text:style-name="P9"><text:span text:style-name="T3">RajaRajeswari Dental College and Hospital in Bangalore, Karnataka |, accessed on April 14, 2026, </text:span><text:a xlink:type="simple" xlink:href="https://www.rrdch.org/" text:style-name="ListLabel_20_55" text:visited-style-name="ListLabel_20_55"><text:span text:style-name="T5">https://www.rrdch.org/</text:span></text:a></text:p>
        </text:list-item>
        <text:list-item>
          <text:p text:style-name="P9"><text:span text:style-name="T3">Raja Rajeshwari Dental College, Bangalore - YouTube, accessed on April 14, 2026, </text:span><text:a xlink:type="simple" xlink:href="https://www.youtube.com/watch?v=hY5EH0XblYo" text:style-name="ListLabel_20_55" text:visited-style-name="ListLabel_20_55"><text:span text:style-name="T5">https://www.youtube.com/watch?v=hY5EH0XblYo</text:span></text:a></text:p>
        </text:list-item>
        <text:list-item>
          <text:p text:style-name="P9"><text:span text:style-name="T3">Our Work - Reach.org, accessed on April 14, 2026, </text:span><text:a xlink:type="simple" xlink:href="https://www.reach.org/our-work/" text:style-name="ListLabel_20_55" text:visited-style-name="ListLabel_20_55"><text:span text:style-name="T5">https://www.reach.org/our-work/</text:span></text:a></text:p>
        </text:list-item>
        <text:list-item>
          <text:p text:style-name="P9"><text:span text:style-name="T3">Alumni Achievements - RajaRajeswari College of Engineering in ..., accessed on April 14, 2026, </text:span><text:a xlink:type="simple" xlink:href="https://www.rrce.org/alumni-achievements/" text:style-name="ListLabel_20_55" text:visited-style-name="ListLabel_20_55"><text:span text:style-name="T5">https://www.rrce.org/alumni-achievements/</text:span></text:a></text:p>
        </text:list-item>
        <text:list-item>
          <text:p text:style-name="P9"><text:span text:style-name="T3">How to Implement Language Switching in Your Website with Next.js 15 - Medium, accessed on April 14, 2026, </text:span><text:a xlink:type="simple" xlink:href="https://medium.com/@annasaaddev/how-to-implement-language-switching-in-your-website-with-next-js-15-fec85c7199c9" text:style-name="ListLabel_20_55" text:visited-style-name="ListLabel_20_55"><text:span text:style-name="T5">https://medium.com/@annasaaddev/how-to-implement-language-switching-in-your-website-with-next-js-15-fec85c7199c9</text:span></text:a></text:p>
        </text:list-item>
        <text:list-item>
          <text:p text:style-name="P9"><text:span text:style-name="T3">Figma - Modern Dental Clinic Website Hero Section Design - YouTube, accessed on April 14, 2026, </text:span><text:a xlink:type="simple" xlink:href="https://www.youtube.com/watch?v=Rvn8e5Ra-0g" text:style-name="ListLabel_20_55" text:visited-style-name="ListLabel_20_55"><text:span text:style-name="T5">https://www.youtube.com/watch?v=Rvn8e5Ra-0g</text:span></text:a></text:p>
        </text:list-item>
        <text:list-item>
          <text:p text:style-name="P9"><text:span text:style-name="T3">Dental Website Redesign -A UI/UX Case Study | by Samakshi Goel | Bootcamp - Medium, accessed on April 14, 2026, </text:span><text:a xlink:type="simple" xlink:href="http://medium.com/design-bootcamp/dental-website-redesign-a-ui-ux-case-study-1bcfde0cdf69" text:style-name="ListLabel_20_55" text:visited-style-name="ListLabel_20_55"><text:span text:style-name="T5">http://medium.com/design-bootcamp/dental-website-redesign-a-ui-ux-case-study-1bcfde0cdf69</text:span></text:a></text:p>
        </text:list-item>
        <text:list-item>
          <text:p text:style-name="P9"><text:span text:style-name="T3">Rajarajeshwari Dental College and Hospital Bangalore: Admission 2026, Fees, Courses, Cutoff, Ranking, Placement - Collegedunia, accessed on April 14, 2026, </text:span><text:a xlink:type="simple" xlink:href="https://collegedunia.com/college/56722-rajarajeshwari-dental-college-and-hospital-rrdch-bangalore" text:style-name="ListLabel_20_55" text:visited-style-name="ListLabel_20_55"><text:span text:style-name="T5">https://collegedunia.com/college/56722-rajarajeshwari-dental-college-and-hospital-rrdch-bangalore</text:span></text:a></text:p>
        </text:list-item>
        <text:list-item>
          <text:p text:style-name="P9"><text:soft-page-break/><text:span text:style-name="T3">Periodontology | RajaRajeswari Dental College and Hospital in Bangalore, Karnataka, accessed on April 14, 2026, </text:span><text:a xlink:type="simple" xlink:href="https://www.rrdch.org/course/periodontology-2/" text:style-name="ListLabel_20_55" text:visited-style-name="ListLabel_20_55"><text:span text:style-name="T5">https://www.rrdch.org/course/periodontology-2/</text:span></text:a></text:p>
        </text:list-item>
        <text:list-item>
          <text:p text:style-name="P9"><text:span text:style-name="T3">RRDCH, accessed on April 14, 2026, </text:span><text:a xlink:type="simple" xlink:href="https://www.rrdch.org/department/" text:style-name="ListLabel_20_55" text:visited-style-name="ListLabel_20_55"><text:span text:style-name="T5">https://www.rrdch.org/department/</text:span></text:a></text:p>
        </text:list-item>
        <text:list-item>
          <text:p text:style-name="P9"><text:span text:style-name="T3">YEARLY STATUS REPORT - 2022-2023 - Rajarajeswari Dental College and Hospital, accessed on April 14, 2026, </text:span><text:a xlink:type="simple" xlink:href="https://www.rrdch.org/rrdch/wp-content/uploads/2025/01/AQAR-2022-23.pdf" text:style-name="ListLabel_20_55" text:visited-style-name="ListLabel_20_55"><text:span text:style-name="T5">https://www.rrdch.org/rrdch/wp-content/uploads/2025/01/AQAR-2022-23.pdf</text:span></text:a></text:p>
        </text:list-item>
        <text:list-item>
          <text:p text:style-name="P9"><text:span text:style-name="T3">News | RajaRajeswari Dental College and Hospital in Bangalore, Karnataka, accessed on April 14, 2026, </text:span><text:a xlink:type="simple" xlink:href="https://www.rrdch.org/news/" text:style-name="ListLabel_20_55" text:visited-style-name="ListLabel_20_55"><text:span text:style-name="T5">https://www.rrdch.org/news/</text:span></text:a></text:p>
        </text:list-item>
        <text:list-item>
          <text:p text:style-name="P9"><text:span text:style-name="T3">Contact us Rajarajeswari Dental College and Hospital in Mysore road Bangalore, accessed on April 14, 2026, </text:span><text:a xlink:type="simple" xlink:href="https://www.rrdch.org/contact-us/" text:style-name="ListLabel_20_55" text:visited-style-name="ListLabel_20_55"><text:span text:style-name="T5">https://www.rrdch.org/contact-us/</text:span></text:a></text:p>
        </text:list-item>
        <text:list-item>
          <text:p text:style-name="P9"><text:span text:style-name="T3">Proud Achievement Announcement : Ranked within the Top 100 Engineering Colleges across India, accessed on April 14, 2026, </text:span><text:a xlink:type="simple" xlink:href="https://www.rrce.org/news/proud-achievement-announcement-ranked-within-the-top-100-engineering-colleges-across-india/" text:style-name="ListLabel_20_55" text:visited-style-name="ListLabel_20_55"><text:span text:style-name="T5">https://www.rrce.org/news/proud-achievement-announcement-ranked-within-the-top-100-engineering-colleges-across-india/</text:span></text:a></text:p>
        </text:list-item>
        <text:list-item>
          <text:p text:style-name="P9"><text:span text:style-name="T3">Alumni - RajaRajeswari College of Engineering in Bangalore Karnataka, accessed on April 14, 2026, </text:span><text:a xlink:type="simple" xlink:href="https://www.rrce.org/news" text:style-name="ListLabel_20_55" text:visited-style-name="ListLabel_20_55"><text:span text:style-name="T5">https://www.rrce.org/news</text:span></text:a></text:p>
        </text:list-item>
        <text:list-item>
          <text:p text:style-name="P9"><text:span text:style-name="T3">RRCE Ranking 2026: India &amp; Worldwide Ranking by NIRF, QS, Times Higher!, accessed on April 14, 2026, </text:span><text:a xlink:type="simple" xlink:href="https://www.shiksha.com/college/rajarajeswari-college-of-engineering-mysore-road-bangalore-27185/ranking" text:style-name="ListLabel_20_55" text:visited-style-name="ListLabel_20_55"><text:span text:style-name="T5">https://www.shiksha.com/college/rajarajeswari-college-of-engineering-mysore-road-bangalore-27185/ranking</text:span></text:a></text:p>
        </text:list-item>
        <text:list-item>
          <text:p text:style-name="P9"><text:span text:style-name="T3">Placement Achievements - RajaRajeswari College of Engineering in Bangalore Karnataka, accessed on April 14, 2026, </text:span><text:a xlink:type="simple" xlink:href="https://www.rrce.org/placement-achievements/" text:style-name="ListLabel_20_55" text:visited-style-name="ListLabel_20_55"><text:span text:style-name="T5">https://www.rrce.org/placement-achievements/</text:span></text:a></text:p>
        </text:list-item>
        <text:list-item>
          <text:p text:style-name="P9"><text:span text:style-name="T3">RRCE, accessed on April 14, 2026, </text:span><text:a xlink:type="simple" xlink:href="https://www.rrce.org/" text:style-name="ListLabel_20_55" text:visited-style-name="ListLabel_20_55"><text:span text:style-name="T5">https://www.rrce.org/</text:span></text:a></text:p>
        </text:list-item>
        <text:list-item>
          <text:p text:style-name="P9"><text:span text:style-name="T3">About Us - Reach.org, accessed on April 14, 2026, </text:span><text:a xlink:type="simple" xlink:href="https://www.reach.org/about-us/" text:style-name="ListLabel_20_55" text:visited-style-name="ListLabel_20_55"><text:span text:style-name="T5">https://www.reach.org/about-us/</text:span></text:a></text:p>
        </text:list-item>
        <text:list-item>
          <text:p text:style-name="P9"><text:span text:style-name="T3">Reach.org – Reach.org, accessed on April 14, 2026, </text:span><text:a xlink:type="simple" xlink:href="https://www.reach.org/" text:style-name="ListLabel_20_55" text:visited-style-name="ListLabel_20_55"><text:span text:style-name="T5">https://www.reach.org/</text:span></text:a></text:p>
        </text:list-item>
        <text:list-item>
          <text:p text:style-name="P9"><text:span text:style-name="T3">2025 Impact Report - REACH Community Development, accessed on April 14, 2026, </text:span><text:a xlink:type="simple" xlink:href="https://reachcdc.org/about-us/2025-impact-report" text:style-name="ListLabel_20_55" text:visited-style-name="ListLabel_20_55"><text:span text:style-name="T5">https://reachcdc.org/about-us/2025-impact-report</text:span></text:a></text:p>
        </text:list-item>
        <text:list-item>
          <text:p text:style-name="P9"><text:span text:style-name="T3">Hostel Grievance Redressal System - GitHub, accessed on April 14, 2026, </text:span><text:a xlink:type="simple" xlink:href="https://github.com/Chinmay-Ankolekar/Hostel-Grievance-Redressal" text:style-name="ListLabel_20_55" text:visited-style-name="ListLabel_20_55"><text:span text:style-name="T5">https://github.com/Chinmay-Ankolekar/Hostel-Grievance-Redressal</text:span></text:a></text:p>
        </text:list-item>
        <text:list-item>
          <text:p text:style-name="P9"><text:span text:style-name="T3">Building a Hostel Management System Using React, JavaScript, and MongoDB - Medium, accessed on April 14, 2026, </text:span><text:a xlink:type="simple" xlink:href="https://medium.com/@23it029/building-a-hostel-management-system-using-react-javascript-and-mongodb-36fe485648b4" text:style-name="ListLabel_20_55" text:visited-style-name="ListLabel_20_55"><text:span text:style-name="T5">https://medium.com/@23it029/building-a-hostel-management-system-using-react-javascript-and-mongodb-36fe485648b4</text:span></text:a></text:p>
        </text:list-item>
        <text:list-item>
          <text:p text:style-name="P9"><text:span text:style-name="T3">Google Antigravity Documentation, accessed on April 14, 2026, </text:span><text:a xlink:type="simple" xlink:href="https://antigravity.google/docs/home" text:style-name="ListLabel_20_55" text:visited-style-name="ListLabel_20_55"><text:span text:style-name="T5">https://antigravity.google/docs/home</text:span></text:a></text:p>
        </text:list-item>
        <text:list-item>
          <text:p text:style-name="P9"><text:span text:style-name="T3">Build with Google Antigravity, our new agentic development platform, accessed on April 14, 2026, </text:span><text:a xlink:type="simple" xlink:href="https://developers.googleblog.com/build-with-google-antigravity-our-new-agentic-development-platform/" text:style-name="ListLabel_20_55" text:visited-style-name="ListLabel_20_55"><text:span text:style-name="T5">https://developers.googleblog.com/build-with-google-antigravity-our-new-agentic-development-platform/</text:span></text:a></text:p>
        </text:list-item>
        <text:list-item>
          <text:p text:style-name="P9"><text:span text:style-name="T3">Build Autonomous Developer Pipelines using agents.md and skills.md in Antigravity, accessed on April 14, 2026, </text:span><text:a xlink:type="simple" xlink:href="https://codelabs.developers.google.com/autonomous-ai-developer-pipelines-antigravity" text:style-name="ListLabel_20_55" text:visited-style-name="ListLabel_20_55"><text:span text:style-name="T5">https://codelabs.developers.google.com/autonomous-ai-developer-pipelines-antigravity</text:span></text:a></text:p>
        </text:list-item>
        <text:list-item>
          <text:p text:style-name="P9"><text:span text:style-name="T3">Agent Skills - Google Antigravity Documentation, accessed on April 14, 2026, </text:span><text:a xlink:type="simple" xlink:href="https://antigravity.google/docs/skills" text:style-name="ListLabel_20_55" text:visited-style-name="ListLabel_20_55"><text:span text:style-name="T5">https://antigravity.google/docs/skills</text:span></text:a></text:p>
        </text:list-item>
        <text:list-item>
          <text:p text:style-name="P9"><text:span text:style-name="T3">Introducing Google Antigravity, a New Era in AI-Assisted Software Development, accessed on April 14, 2026, </text:span><text:a xlink:type="simple" xlink:href="https://antigravity.google/blog/introducing-google-antigravity" text:style-name="ListLabel_20_55" text:visited-style-name="ListLabel_20_55"><text:span text:style-name="T5">https://antigravity.google/blog/introducing-google-antigravity</text:span></text:a></text:p>
        </text:list-item>
        <text:list-item>
          <text:p text:style-name="P9"><text:span text:style-name="T3">Tutorial : Getting Started with Google Antigravity | by Romin Irani - Medium, accessed on April 14, 2026, </text:span><text:a xlink:type="simple" xlink:href="https://medium.com/google-cloud/tutorial-getting-started-with-google-antigravity-b5cc74c103c2" text:style-name="ListLabel_20_55" text:visited-style-name="ListLabel_20_55"><text:span text:style-name="T5">https://medium.com/google-cloud/tutorial-getting-started-with-google-antigravity-b5cc74c103c2</text:span></text:a></text:p>
        </text:list-item>
        <text:list-item>
          <text:p text:style-name="P9"><text:soft-page-break/><text:span text:style-name="T3">Multiple Languages in Next.js Without Changing URLs - YouTube, accessed on April 14, 2026, </text:span><text:a xlink:type="simple" xlink:href="https://www.youtube.com/watch?v=tljJrpZTcYM" text:style-name="ListLabel_20_55" text:visited-style-name="ListLabel_20_55"><text:span text:style-name="T5">https://www.youtube.com/watch?v=tljJrpZTcYM</text:span></text:a></text:p>
        </text:list-item>
        <text:list-item>
          <text:p text:style-name="P9"><text:span text:style-name="T3">Kannada medical terminology: terms, translations, and phrases for healthcare - Preply, accessed on April 14, 2026, </text:span><text:a xlink:type="simple" xlink:href="https://preply.com/en/blog/kannada-medical-terminology/" text:style-name="ListLabel_20_55" text:visited-style-name="ListLabel_20_55"><text:span text:style-name="T5">https://preply.com/en/blog/kannada-medical-terminology/</text:span></text:a></text:p>
        </text:list-item>
        <text:list-item>
          <text:p text:style-name="P9"><text:span text:style-name="T3">Real-time translation for non-English dental patients in Kannada (ಕನ್ನಡ) | Soniox App, accessed on April 14, 2026, </text:span><text:a xlink:type="simple" xlink:href="https://soniox.com/soniox-app/for/dentists-translate-for-patients-in-kannada" text:style-name="ListLabel_20_55" text:visited-style-name="ListLabel_20_55"><text:span text:style-name="T5">https://soniox.com/soniox-app/for/dentists-translate-for-patients-in-kannada</text:span></text:a></text:p>
        </text:list-item>
        <text:list-item>
          <text:p text:style-name="P9"><text:span text:style-name="T3">Transcription with dental terminology accuracy in Kannada (ಕನ್ನಡ) | Soniox App, accessed on April 14, 2026, </text:span><text:a xlink:type="simple" xlink:href="https://soniox.com/soniox-app/for/dentists-dental-terminology-transcription-in-kannada" text:style-name="ListLabel_20_55" text:visited-style-name="ListLabel_20_55"><text:span text:style-name="T5">https://soniox.com/soniox-app/for/dentists-dental-terminology-transcription-in-kannada</text:span></text:a></text:p>
        </text:list-item>
        <text:list-item>
          <text:p text:style-name="P9"><text:span text:style-name="T3">timing - RajaRajeswari Dental College &amp; Hospital, accessed on April 14, 2026, </text:span><text:a xlink:type="simple" xlink:href="https://www.rrdch.org/rrdch/wp-content/uploads/2021/07/timetable-bds-2021.pdf" text:style-name="ListLabel_20_55" text:visited-style-name="ListLabel_20_55"><text:span text:style-name="T5">https://www.rrdch.org/rrdch/wp-content/uploads/2021/07/timetable-bds-2021.pdf</text:span></text:a></text:p>
        </text:list-item>
        <text:list-item>
          <text:p text:style-name="P9"><text:span text:style-name="T3">SL NO TOPIC - Rajarajeswari Dental College and Hospital, accessed on April 14, 2026, </text:span><text:a xlink:type="simple" xlink:href="https://www.rrdch.org/rrdch/ssr-pdf/A6-A7-A8.pdf" text:style-name="ListLabel_20_55" text:visited-style-name="ListLabel_20_55"><text:span text:style-name="T5">https://www.rrdch.org/rrdch/ssr-pdf/A6-A7-A8.pdf</text:span></text:a></text:p>
        </text:list-item>
        <text:list-item>
          <text:p text:style-name="P9"><text:span text:style-name="T3">Rajarajeswari Medical College and Hospital in Bangalore-Karnataka-South India, accessed on April 14, 2026, </text:span><text:a xlink:type="simple" xlink:href="https://www.rrmch.org/" text:style-name="ListLabel_20_55" text:visited-style-name="ListLabel_20_55"><text:span text:style-name="T5">https://www.rrmch.org/</text:span></text:a></text:p>
        </text:list-item>
        <text:list-item>
          <text:p text:style-name="P9"><text:span text:style-name="T3">web - Codesandbox, accessed on April 14, 2026, </text:span><text:a xlink:type="simple" xlink:href="https://codesandbox.io/s/trusting-pare-gcr23y" text:style-name="ListLabel_20_55" text:visited-style-name="ListLabel_20_55"><text:span text:style-name="T5">https://codesandbox.io/s/trusting-pare-gcr23y</text:span></text:a></text:p>
        </text:list-item>
        <text:list-item>
          <text:p text:style-name="P9"><text:span text:style-name="T3">Streamlining Hostel Administration Through Real-Time Event Triggers and Priority Based Complaint Sorting Algorithm with React Native and AWS Integration | IEEE Conference Publication, accessed on April 14, 2026, </text:span><text:a xlink:type="simple" xlink:href="https://ieeexplore.ieee.org/document/11040367/" text:style-name="ListLabel_20_55" text:visited-style-name="ListLabel_20_55"><text:span text:style-name="T5">https://ieeexplore.ieee.org/document/11040367/</text:span></text:a></text:p>
        </text:list-item>
        <text:list-item>
          <text:p text:style-name="P9"><text:span text:style-name="T3">Contact - Rajarajeswari Dental College and hospital, accessed on April 14, 2026, </text:span><text:a xlink:type="simple" xlink:href="https://rrdch.wordpress.com/contact/" text:style-name="ListLabel_20_55" text:visited-style-name="ListLabel_20_55"><text:span text:style-name="T5">https://rrdch.wordpress.com/contac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7" meta:paragraph-count="176" meta:word-count="5019" meta:character-count="38257" meta:non-whitespace-character-count="33490"/>
    <meta:generator>LibreOfficeDev/6.0.5.2$Linux_X86_64 LibreOffice_project/</meta:generator>
  </office:meta>
</office:document-meta>
</file>